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0.9889in" style:rel-column-width="1424*"/>
    </style:style>
    <style:style style:name="Benchmark.B" style:family="table-column">
      <style:table-column-properties style:column-width="0.8479in" style:rel-column-width="1221*"/>
    </style:style>
    <style:style style:name="Benchmark.C" style:family="table-column">
      <style:table-column-properties style:column-width="0.7653in" style:rel-column-width="1102*"/>
    </style:style>
    <style:style style:name="Benchmark.D" style:family="table-column">
      <style:table-column-properties style:column-width="1.1833in" style:rel-column-width="1704*"/>
    </style:style>
    <style:style style:name="Benchmark.E" style:family="table-column">
      <style:table-column-properties style:column-width="0.6944in" style:rel-column-width="1000*"/>
    </style:style>
    <style:style style:name="Benchmark.F" style:family="table-column">
      <style:table-column-properties style:column-width="0.7549in" style:rel-column-width="1087*"/>
    </style:style>
    <style:style style:name="Benchmark.G" style:family="table-column">
      <style:table-column-properties style:column-width="1.6903in" style:rel-column-width="2434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G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108e26"/>
    </style:style>
    <style:style style:name="P3" style:family="paragraph" style:parent-style-name="Standard">
      <style:text-properties officeooo:paragraph-rsid="001e2633"/>
    </style:style>
    <style:style style:name="P4" style:family="paragraph" style:parent-style-name="Standard">
      <style:text-properties officeooo:paragraph-rsid="001efd28"/>
    </style:style>
    <style:style style:name="P5" style:family="paragraph" style:parent-style-name="Standard">
      <style:text-properties officeooo:paragraph-rsid="002a8a41"/>
    </style:style>
    <style:style style:name="P6" style:family="paragraph" style:parent-style-name="Standard">
      <style:text-properties officeooo:paragraph-rsid="0034d504"/>
    </style:style>
    <style:style style:name="P7" style:family="paragraph" style:parent-style-name="Standard">
      <style:text-properties officeooo:paragraph-rsid="003849a0"/>
    </style:style>
    <style:style style:name="P8" style:family="paragraph" style:parent-style-name="Standard">
      <style:text-properties officeooo:paragraph-rsid="003bb9e3"/>
    </style:style>
    <style:style style:name="P9" style:family="paragraph" style:parent-style-name="Standard">
      <style:text-properties officeooo:paragraph-rsid="003dba08"/>
    </style:style>
    <style:style style:name="P10" style:family="paragraph" style:parent-style-name="Standard">
      <style:text-properties officeooo:paragraph-rsid="004c9271"/>
    </style:style>
    <style:style style:name="P11" style:family="paragraph" style:parent-style-name="Standard">
      <style:text-properties officeooo:paragraph-rsid="005a202f"/>
    </style:style>
    <style:style style:name="P12" style:family="paragraph" style:parent-style-name="Table_20_Contents">
      <style:text-properties officeooo:paragraph-rsid="0012996d"/>
    </style:style>
    <style:style style:name="P13" style:family="paragraph" style:parent-style-name="Standard">
      <style:text-properties officeooo:paragraph-rsid="005a202f"/>
    </style:style>
    <style:style style:name="P14" style:family="paragraph" style:parent-style-name="Standard">
      <style:text-properties officeooo:paragraph-rsid="005f0576"/>
    </style:style>
    <style:style style:name="P15" style:family="paragraph" style:parent-style-name="Standard">
      <style:text-properties officeooo:paragraph-rsid="005f8e41"/>
    </style:style>
    <style:style style:name="P16" style:family="paragraph" style:parent-style-name="Standard">
      <style:text-properties officeooo:paragraph-rsid="00690351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paragraph-rsid="000c7da7" style:font-weight-asian="bold" style:font-weight-complex="bold"/>
    </style:style>
    <style:style style:name="P19" style:family="paragraph" style:parent-style-name="Standard">
      <style:text-properties officeooo:paragraph-rsid="0076c54c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paragraph-rsid="0076c54c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officeooo:paragraph-rsid="000d7b9a"/>
    </style:style>
    <style:style style:name="P22" style:family="paragraph" style:parent-style-name="Standard">
      <style:text-properties style:text-underline-style="solid" style:text-underline-width="auto" style:text-underline-color="font-color" officeooo:paragraph-rsid="003066c3"/>
    </style:style>
    <style:style style:name="P23" style:family="paragraph" style:parent-style-name="Standard">
      <style:text-properties style:text-underline-style="solid" style:text-underline-width="auto" style:text-underline-color="font-color" officeooo:paragraph-rsid="003849a0"/>
    </style:style>
    <style:style style:name="P24" style:family="paragraph" style:parent-style-name="Standard">
      <style:text-properties style:text-underline-style="solid" style:text-underline-width="auto" style:text-underline-color="font-color" officeooo:paragraph-rsid="003bb9e3"/>
    </style:style>
    <style:style style:name="P25" style:family="paragraph" style:parent-style-name="Standard">
      <style:text-properties style:text-underline-style="solid" style:text-underline-width="auto" style:text-underline-color="font-color" officeooo:paragraph-rsid="003dba08"/>
    </style:style>
    <style:style style:name="P26" style:family="paragraph" style:parent-style-name="Standard">
      <style:text-properties style:text-underline-style="solid" style:text-underline-width="auto" style:text-underline-color="font-color" officeooo:paragraph-rsid="0053f16c"/>
    </style:style>
    <style:style style:name="P27" style:family="paragraph" style:parent-style-name="Standard">
      <style:text-properties style:text-underline-style="solid" style:text-underline-width="auto" style:text-underline-color="font-color" officeooo:paragraph-rsid="005a202f"/>
    </style:style>
    <style:style style:name="P28" style:family="paragraph" style:parent-style-name="Standard">
      <style:text-properties style:text-underline-style="solid" style:text-underline-width="auto" style:text-underline-color="font-color" officeooo:paragraph-rsid="005f0576"/>
    </style:style>
    <style:style style:name="P29" style:family="paragraph" style:parent-style-name="Standard">
      <style:text-properties style:text-underline-style="solid" style:text-underline-width="auto" style:text-underline-color="font-color" officeooo:paragraph-rsid="00690351"/>
    </style:style>
    <style:style style:name="P30" style:family="paragraph" style:parent-style-name="Standard">
      <style:text-properties officeooo:paragraph-rsid="000c7da7"/>
    </style:style>
    <style:style style:name="P31" style:family="paragraph" style:parent-style-name="Standard">
      <style:text-properties officeooo:paragraph-rsid="00779606"/>
    </style:style>
    <style:style style:name="P32" style:family="paragraph" style:parent-style-name="Standard">
      <style:text-properties officeooo:paragraph-rsid="0077d975"/>
    </style:style>
    <style:style style:name="P33" style:family="paragraph" style:parent-style-name="Table_20_Contents">
      <style:text-properties officeooo:paragraph-rsid="0069d7e8"/>
    </style:style>
    <style:style style:name="P34" style:family="paragraph" style:parent-style-name="Table_20_Contents">
      <style:text-properties officeooo:paragraph-rsid="006cace9"/>
    </style:style>
    <style:style style:name="P35" style:family="paragraph" style:parent-style-name="Table_20_Contents">
      <style:text-properties officeooo:paragraph-rsid="006ee692"/>
    </style:style>
    <style:style style:name="P36" style:family="paragraph" style:parent-style-name="Table_20_Contents">
      <style:text-properties officeooo:paragraph-rsid="00701c67"/>
    </style:style>
    <style:style style:name="P37" style:family="paragraph" style:parent-style-name="Table_20_Contents">
      <style:text-properties officeooo:paragraph-rsid="0012996d"/>
    </style:style>
    <style:style style:name="P38" style:family="paragraph" style:parent-style-name="Table_20_Contents">
      <style:paragraph-properties fo:line-height="150%"/>
      <style:text-properties officeooo:paragraph-rsid="000c7da7"/>
    </style:style>
    <style:style style:name="P39" style:family="paragraph" style:parent-style-name="Table_20_Contents">
      <style:paragraph-properties fo:line-height="150%"/>
      <style:text-properties officeooo:paragraph-rsid="000c9cc9"/>
    </style:style>
    <style:style style:name="P40" style:family="paragraph" style:parent-style-name="Table_20_Contents">
      <style:paragraph-properties fo:line-height="150%"/>
      <style:text-properties officeooo:paragraph-rsid="00111d67"/>
    </style:style>
    <style:style style:name="P41" style:family="paragraph" style:parent-style-name="Table_20_Contents">
      <style:paragraph-properties fo:line-height="150%"/>
      <style:text-properties officeooo:paragraph-rsid="000cb24e"/>
    </style:style>
    <style:style style:name="P42" style:family="paragraph" style:parent-style-name="Table_20_Contents">
      <style:paragraph-properties fo:line-height="150%"/>
      <style:text-properties officeooo:paragraph-rsid="0010c212"/>
    </style:style>
    <style:style style:name="P43" style:family="paragraph" style:parent-style-name="Table_20_Contents">
      <style:paragraph-properties fo:line-height="150%"/>
      <style:text-properties officeooo:paragraph-rsid="000f32cf"/>
    </style:style>
    <style:style style:name="P44" style:family="paragraph" style:parent-style-name="Table_20_Contents">
      <style:paragraph-properties fo:line-height="150%"/>
      <style:text-properties officeooo:paragraph-rsid="0012996d"/>
    </style:style>
    <style:style style:name="P45" style:family="paragraph" style:parent-style-name="Table_20_Contents">
      <style:paragraph-properties fo:line-height="150%"/>
      <style:text-properties officeooo:paragraph-rsid="0011c62a"/>
    </style:style>
    <style:style style:name="P46" style:family="paragraph" style:parent-style-name="Table_20_Contents">
      <style:paragraph-properties fo:line-height="150%"/>
      <style:text-properties officeooo:paragraph-rsid="00185c1d"/>
    </style:style>
    <style:style style:name="P47" style:family="paragraph" style:parent-style-name="Table_20_Contents">
      <style:paragraph-properties fo:line-height="150%"/>
      <style:text-properties officeooo:paragraph-rsid="00196e2b"/>
    </style:style>
    <style:style style:name="P48" style:family="paragraph" style:parent-style-name="Table_20_Contents">
      <style:paragraph-properties fo:line-height="150%"/>
      <style:text-properties officeooo:paragraph-rsid="0013bf45"/>
    </style:style>
    <style:style style:name="P49" style:family="paragraph" style:parent-style-name="Table_20_Contents">
      <style:paragraph-properties fo:line-height="150%"/>
      <style:text-properties officeooo:paragraph-rsid="00206b6d"/>
    </style:style>
    <style:style style:name="P50" style:family="paragraph" style:parent-style-name="Table_20_Contents">
      <style:paragraph-properties fo:line-height="150%"/>
      <style:text-properties officeooo:paragraph-rsid="00167bff"/>
    </style:style>
    <style:style style:name="P51" style:family="paragraph" style:parent-style-name="Table_20_Contents">
      <style:paragraph-properties fo:line-height="150%"/>
      <style:text-properties officeooo:paragraph-rsid="001f9074"/>
    </style:style>
    <style:style style:name="P52" style:family="paragraph" style:parent-style-name="Table_20_Contents">
      <style:paragraph-properties fo:line-height="150%"/>
      <style:text-properties officeooo:paragraph-rsid="0024ce73"/>
    </style:style>
    <style:style style:name="P53" style:family="paragraph" style:parent-style-name="Table_20_Contents">
      <style:paragraph-properties fo:line-height="150%"/>
      <style:text-properties officeooo:paragraph-rsid="001f476c"/>
    </style:style>
    <style:style style:name="P54" style:family="paragraph" style:parent-style-name="Table_20_Contents">
      <style:paragraph-properties fo:line-height="150%"/>
      <style:text-properties officeooo:paragraph-rsid="002b81f0"/>
    </style:style>
    <style:style style:name="P55" style:family="paragraph" style:parent-style-name="Table_20_Contents">
      <style:paragraph-properties fo:line-height="150%"/>
      <style:text-properties officeooo:paragraph-rsid="0024c466"/>
    </style:style>
    <style:style style:name="P56" style:family="paragraph" style:parent-style-name="Table_20_Contents">
      <style:paragraph-properties fo:line-height="150%"/>
      <style:text-properties officeooo:paragraph-rsid="002f1936"/>
    </style:style>
    <style:style style:name="P57" style:family="paragraph" style:parent-style-name="Table_20_Contents">
      <style:paragraph-properties fo:line-height="150%"/>
      <style:text-properties officeooo:paragraph-rsid="002d9c05"/>
    </style:style>
    <style:style style:name="P58" style:family="paragraph" style:parent-style-name="Table_20_Contents">
      <style:paragraph-properties fo:line-height="150%"/>
      <style:text-properties officeooo:paragraph-rsid="0034d504"/>
    </style:style>
    <style:style style:name="P59" style:family="paragraph" style:parent-style-name="Table_20_Contents">
      <style:paragraph-properties fo:line-height="150%"/>
      <style:text-properties officeooo:paragraph-rsid="0037517f"/>
    </style:style>
    <style:style style:name="P60" style:family="paragraph" style:parent-style-name="Table_20_Contents">
      <style:paragraph-properties fo:line-height="150%"/>
      <style:text-properties officeooo:paragraph-rsid="003208b5"/>
    </style:style>
    <style:style style:name="P61" style:family="paragraph" style:parent-style-name="Table_20_Contents">
      <style:paragraph-properties fo:line-height="150%"/>
      <style:text-properties officeooo:paragraph-rsid="0036462d"/>
    </style:style>
    <style:style style:name="P62" style:family="paragraph" style:parent-style-name="Table_20_Contents">
      <style:paragraph-properties fo:line-height="150%"/>
      <style:text-properties officeooo:paragraph-rsid="003849a0"/>
    </style:style>
    <style:style style:name="P63" style:family="paragraph" style:parent-style-name="Table_20_Contents">
      <style:paragraph-properties fo:line-height="150%"/>
      <style:text-properties officeooo:paragraph-rsid="003ba28e"/>
    </style:style>
    <style:style style:name="P64" style:family="paragraph" style:parent-style-name="Table_20_Contents">
      <style:paragraph-properties fo:line-height="150%"/>
      <style:text-properties officeooo:paragraph-rsid="003bb9e3"/>
    </style:style>
    <style:style style:name="P65" style:family="paragraph" style:parent-style-name="Table_20_Contents">
      <style:paragraph-properties fo:line-height="150%"/>
      <style:text-properties officeooo:paragraph-rsid="00451346"/>
    </style:style>
    <style:style style:name="P66" style:family="paragraph" style:parent-style-name="Table_20_Contents">
      <style:paragraph-properties fo:line-height="150%"/>
      <style:text-properties officeooo:paragraph-rsid="003dba08"/>
    </style:style>
    <style:style style:name="P67" style:family="paragraph" style:parent-style-name="Table_20_Contents">
      <style:paragraph-properties fo:line-height="150%"/>
      <style:text-properties officeooo:paragraph-rsid="00460272"/>
    </style:style>
    <style:style style:name="P68" style:family="paragraph" style:parent-style-name="Table_20_Contents">
      <style:paragraph-properties fo:line-height="150%"/>
      <style:text-properties officeooo:paragraph-rsid="004e65df"/>
    </style:style>
    <style:style style:name="P69" style:family="paragraph" style:parent-style-name="Table_20_Contents">
      <style:paragraph-properties fo:line-height="150%"/>
      <style:text-properties officeooo:paragraph-rsid="004f8527"/>
    </style:style>
    <style:style style:name="P70" style:family="paragraph" style:parent-style-name="Table_20_Contents">
      <style:paragraph-properties fo:line-height="150%"/>
      <style:text-properties officeooo:paragraph-rsid="00530a3d"/>
    </style:style>
    <style:style style:name="P71" style:family="paragraph" style:parent-style-name="Table_20_Contents">
      <style:paragraph-properties fo:line-height="150%"/>
      <style:text-properties officeooo:paragraph-rsid="00566002"/>
    </style:style>
    <style:style style:name="P72" style:family="paragraph" style:parent-style-name="Table_20_Contents">
      <style:paragraph-properties fo:line-height="150%"/>
      <style:text-properties officeooo:paragraph-rsid="00535495"/>
    </style:style>
    <style:style style:name="P73" style:family="paragraph" style:parent-style-name="Table_20_Contents">
      <style:paragraph-properties fo:line-height="150%"/>
      <style:text-properties officeooo:paragraph-rsid="00632aba"/>
    </style:style>
    <style:style style:name="P74" style:family="paragraph" style:parent-style-name="Table_20_Contents">
      <style:paragraph-properties fo:line-height="150%"/>
      <style:text-properties officeooo:paragraph-rsid="0058aa5e"/>
    </style:style>
    <style:style style:name="P75" style:family="paragraph" style:parent-style-name="Table_20_Contents">
      <style:paragraph-properties fo:line-height="150%"/>
      <style:text-properties officeooo:paragraph-rsid="005a202f"/>
    </style:style>
    <style:style style:name="P76" style:family="paragraph" style:parent-style-name="Table_20_Contents">
      <style:paragraph-properties fo:line-height="150%"/>
      <style:text-properties officeooo:paragraph-rsid="005d3114"/>
    </style:style>
    <style:style style:name="P77" style:family="paragraph" style:parent-style-name="Table_20_Contents">
      <style:paragraph-properties fo:line-height="150%"/>
      <style:text-properties officeooo:paragraph-rsid="0065abf7"/>
    </style:style>
    <style:style style:name="P78" style:family="paragraph" style:parent-style-name="Table_20_Contents">
      <style:paragraph-properties fo:line-height="150%"/>
      <style:text-properties officeooo:paragraph-rsid="005b68e6"/>
    </style:style>
    <style:style style:name="P79" style:family="paragraph" style:parent-style-name="Table_20_Contents">
      <style:paragraph-properties fo:line-height="150%"/>
      <style:text-properties officeooo:paragraph-rsid="005fd768"/>
    </style:style>
    <style:style style:name="P80" style:family="paragraph" style:parent-style-name="Table_20_Contents">
      <style:paragraph-properties fo:line-height="150%"/>
      <style:text-properties officeooo:paragraph-rsid="00677027"/>
    </style:style>
    <style:style style:name="P81" style:family="paragraph" style:parent-style-name="Table_20_Contents">
      <style:paragraph-properties fo:line-height="150%"/>
      <style:text-properties officeooo:paragraph-rsid="006aec27"/>
    </style:style>
    <style:style style:name="P82" style:family="paragraph" style:parent-style-name="Table_20_Contents">
      <style:paragraph-properties fo:line-height="150%"/>
      <style:text-properties officeooo:paragraph-rsid="006ee692"/>
    </style:style>
    <style:style style:name="P83" style:family="paragraph" style:parent-style-name="Table_20_Contents">
      <style:paragraph-properties fo:line-height="150%"/>
      <style:text-properties officeooo:paragraph-rsid="0018faf2"/>
    </style:style>
    <style:style style:name="P84" style:family="paragraph" style:parent-style-name="Table_20_Contents">
      <style:paragraph-properties fo:line-height="150%"/>
      <style:text-properties officeooo:paragraph-rsid="00155be7"/>
    </style:style>
    <style:style style:name="P85" style:family="paragraph" style:parent-style-name="Table_20_Contents">
      <style:paragraph-properties fo:line-height="150%"/>
      <style:text-properties officeooo:paragraph-rsid="00232b3b"/>
    </style:style>
    <style:style style:name="P86" style:family="paragraph" style:parent-style-name="Table_20_Contents">
      <style:paragraph-properties fo:line-height="150%"/>
      <style:text-properties officeooo:paragraph-rsid="004713f4"/>
    </style:style>
    <style:style style:name="P87" style:family="paragraph" style:parent-style-name="Table_20_Contents">
      <style:paragraph-properties fo:line-height="150%"/>
      <style:text-properties officeooo:paragraph-rsid="00527f08"/>
    </style:style>
    <style:style style:name="P88" style:family="paragraph" style:parent-style-name="Table_20_Contents">
      <style:paragraph-properties fo:line-height="150%"/>
      <style:text-properties officeooo:paragraph-rsid="00513694"/>
    </style:style>
    <style:style style:name="P89" style:family="paragraph" style:parent-style-name="Table_20_Contents">
      <style:paragraph-properties fo:line-height="150%"/>
      <style:text-properties officeooo:paragraph-rsid="00631c56"/>
    </style:style>
    <style:style style:name="P90" style:family="paragraph" style:parent-style-name="Table_20_Contents">
      <style:paragraph-properties fo:line-height="150%"/>
      <style:text-properties officeooo:paragraph-rsid="006dc3fc"/>
    </style:style>
    <style:style style:name="P91" style:family="paragraph" style:parent-style-name="Table_20_Contents">
      <style:paragraph-properties fo:line-height="150%"/>
      <style:text-properties officeooo:paragraph-rsid="00288757"/>
    </style:style>
    <style:style style:name="P92" style:family="paragraph" style:parent-style-name="Table_20_Contents">
      <style:paragraph-properties fo:line-height="150%"/>
      <style:text-properties officeooo:paragraph-rsid="002c38cb"/>
    </style:style>
    <style:style style:name="P93" style:family="paragraph" style:parent-style-name="Table_20_Contents">
      <style:paragraph-properties fo:line-height="150%"/>
      <style:text-properties officeooo:paragraph-rsid="0057bea1"/>
    </style:style>
    <style:style style:name="P94" style:family="paragraph" style:parent-style-name="Table_20_Contents">
      <style:paragraph-properties fo:line-height="150%"/>
      <style:text-properties officeooo:paragraph-rsid="005f9443"/>
    </style:style>
    <style:style style:name="P95" style:family="paragraph" style:parent-style-name="Table_20_Contents">
      <style:paragraph-properties fo:line-height="150%"/>
      <style:text-properties officeooo:paragraph-rsid="006caa33"/>
    </style:style>
    <style:style style:name="P96" style:family="paragraph" style:parent-style-name="Table_20_Contents">
      <style:paragraph-properties fo:line-height="150%" fo:text-align="center" style:justify-single-word="false"/>
      <style:text-properties officeooo:paragraph-rsid="00716df9"/>
    </style:style>
    <style:style style:name="P97" style:family="paragraph" style:parent-style-name="Table_20_Contents">
      <style:paragraph-properties fo:line-height="150%" fo:text-align="center" style:justify-single-word="false"/>
      <style:text-properties officeooo:paragraph-rsid="000c7da7"/>
    </style:style>
    <style:style style:name="P98" style:family="paragraph" style:parent-style-name="Table_20_Contents">
      <style:paragraph-properties fo:line-height="150%" fo:text-align="center" style:justify-single-word="false"/>
      <style:text-properties officeooo:paragraph-rsid="000c9cc9"/>
    </style:style>
    <style:style style:name="P99" style:family="paragraph" style:parent-style-name="Table_20_Contents">
      <style:paragraph-properties fo:line-height="150%" fo:text-align="center" style:justify-single-word="false"/>
      <style:text-properties officeooo:paragraph-rsid="00731ded"/>
    </style:style>
    <style:style style:name="P100" style:family="paragraph" style:parent-style-name="Table_20_Contents">
      <style:paragraph-properties fo:line-height="150%" fo:text-align="center" style:justify-single-word="false"/>
      <style:text-properties officeooo:paragraph-rsid="0012996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8">LABNOTES</text:p>
      <text:p text:style-name="P1"/>
      <text:p text:style-name="P1">Files chosen for benchmarks:</text:p>
      <text:p text:style-name="P1">+ Small benchmark: <text:tab/><text:tab/>midmark.um</text:p>
      <text:p text:style-name="P1">+ Big benchmark: <text:tab/><text:tab/>advent.umz (with "n", "take bolt", and "quit" as input)</text:p>
      <text:p text:style-name="P1"/>
      <table:table table:name="Benchmark" table:style-name="Benchmark">
        <table:table-column table:style-name="Benchmark.A"/>
        <table:table-column table:style-name="Benchmark.B"/>
        <table:table-column table:style-name="Benchmark.C"/>
        <table:table-column table:style-name="Benchmark.D"/>
        <table:table-column table:style-name="Benchmark.E"/>
        <table:table-column table:style-name="Benchmark.F"/>
        <table:table-column table:style-name="Benchmark.G"/>
        <table:table-row>
          <table:table-cell table:style-name="Benchmark.A1" office:value-type="string">
            <text:p text:style-name="P96">Valgrind Run</text:p>
          </table:table-cell>
          <table:table-cell table:style-name="Benchmark.A1" office:value-type="string">
            <text:p text:style-name="P97">Benchmark</text:p>
          </table:table-cell>
          <table:table-cell table:style-name="Benchmark.A1" office:value-type="string">
            <text:p text:style-name="P97">Time</text:p>
          </table:table-cell>
          <table:table-cell table:style-name="Benchmark.A1" office:value-type="string">
            <text:p text:style-name="P97">Instructions</text:p>
          </table:table-cell>
          <table:table-cell table:style-name="Benchmark.A1" office:value-type="string">
            <text:p text:style-name="P97">Relative to start</text:p>
          </table:table-cell>
          <table:table-cell table:style-name="Benchmark.A1" office:value-type="string">
            <text:p text:style-name="P97">Relative to previous</text:p>
          </table:table-cell>
          <table:table-cell table:style-name="Benchmark.G1" office:value-type="string">
            <text:p text:style-name="P97">Improvement</text:p>
          </table:table-cell>
        </table:table-row>
        <table:table-row>
          <table:table-cell table:style-name="Benchmark.A2" table:number-rows-spanned="2" office:value-type="string">
            <text:p text:style-name="P97"/>
          </table:table-cell>
          <table:table-cell table:style-name="Benchmark.A2" office:value-type="string">
            <text:p text:style-name="P38">Big</text:p>
          </table:table-cell>
          <table:table-cell table:style-name="Benchmark.A2" office:value-type="string">
            <text:p text:style-name="P39">66.313</text:p>
          </table:table-cell>
          <table:table-cell table:style-name="Benchmark.A2" office:value-type="string">
            <text:p text:style-name="P39">-</text:p>
          </table:table-cell>
          <table:table-cell table:style-name="Benchmark.A2" office:value-type="string">
            <text:p text:style-name="P39">1.000</text:p>
          </table:table-cell>
          <table:table-cell table:style-name="Benchmark.A2" office:value-type="string">
            <text:p text:style-name="P39">1.000</text:p>
          </table:table-cell>
          <table:table-cell table:style-name="Benchmark.G2" table:number-rows-spanned="2" office:value-type="string">
            <text:p text:style-name="P39">No improvement (starting point)</text:p>
          </table:table-cell>
        </table:table-row>
        <table:table-row>
          <table:covered-table-cell/>
          <table:table-cell table:style-name="Benchmark.A2" office:value-type="string">
            <text:p text:style-name="P38">Small</text:p>
          </table:table-cell>
          <table:table-cell table:style-name="Benchmark.A2" office:value-type="string">
            <text:p text:style-name="P39">8.176</text:p>
          </table:table-cell>
          <table:table-cell table:style-name="Benchmark.A2" office:value-type="string">
            <text:p text:style-name="P39">8.0 x 10^7 </text:p>
          </table:table-cell>
          <table:table-cell table:style-name="Benchmark.A2" office:value-type="string">
            <text:p text:style-name="P39">1.000</text:p>
          </table:table-cell>
          <table:table-cell table:style-name="Benchmark.A2" office:value-type="string">
            <text:p text:style-name="P39">1.000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8"/>
          </table:table-cell>
          <table:table-cell table:style-name="Benchmark.A2" office:value-type="string">
            <text:p text:style-name="P39">Big</text:p>
          </table:table-cell>
          <table:table-cell table:style-name="Benchmark.A2" office:value-type="string">
            <text:p text:style-name="P39">50.039</text:p>
          </table:table-cell>
          <table:table-cell table:style-name="Benchmark.A2" office:value-type="string">
            <text:p text:style-name="P39">-</text:p>
          </table:table-cell>
          <table:table-cell table:style-name="Benchmark.A2" office:value-type="string">
            <text:p text:style-name="P39">0.755</text:p>
          </table:table-cell>
          <table:table-cell table:style-name="Benchmark.A2" office:value-type="string">
            <text:p text:style-name="P39">0.755</text:p>
          </table:table-cell>
          <table:table-cell table:style-name="Benchmark.G2" table:number-rows-spanned="2" office:value-type="string">
            <text:p text:style-name="P39">Compiled with Optimization turned on and linked against -lcii-01</text:p>
          </table:table-cell>
        </table:table-row>
        <table:table-row>
          <table:covered-table-cell/>
          <table:table-cell table:style-name="Benchmark.A2" office:value-type="string">
            <text:p text:style-name="P39">Small</text:p>
          </table:table-cell>
          <table:table-cell table:style-name="Benchmark.A2" office:value-type="string">
            <text:p text:style-name="P39">6.157</text:p>
          </table:table-cell>
          <table:table-cell table:style-name="Benchmark.A2" office:value-type="string">
            <text:p text:style-name="P39">8.0 x 10^7</text:p>
          </table:table-cell>
          <table:table-cell table:style-name="Benchmark.A2" office:value-type="string">
            <text:p text:style-name="P39">0.753</text:p>
          </table:table-cell>
          <table:table-cell table:style-name="Benchmark.A2" office:value-type="string">
            <text:p text:style-name="P39">0.753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8"/>
          </table:table-cell>
          <table:table-cell table:style-name="Benchmark.A2" office:value-type="string">
            <text:p text:style-name="P39">Big</text:p>
          </table:table-cell>
          <table:table-cell table:style-name="Benchmark.A2" office:value-type="string">
            <text:p text:style-name="P39">44.416</text:p>
          </table:table-cell>
          <table:table-cell table:style-name="Benchmark.A2" office:value-type="string">
            <text:p text:style-name="P39">-</text:p>
          </table:table-cell>
          <table:table-cell table:style-name="Benchmark.A2" office:value-type="string">
            <text:p text:style-name="P39">0.670</text:p>
          </table:table-cell>
          <table:table-cell table:style-name="Benchmark.A2" office:value-type="string">
            <text:p text:style-name="P39">0.888</text:p>
          </table:table-cell>
          <table:table-cell table:style-name="Benchmark.G2" table:number-rows-spanned="2" office:value-type="string">
            <text:p text:style-name="P39">Compiled with Optimization turned on and linked against -lcii-02</text:p>
          </table:table-cell>
        </table:table-row>
        <table:table-row>
          <table:covered-table-cell/>
          <table:table-cell table:style-name="Benchmark.A2" office:value-type="string">
            <text:p text:style-name="P39">Small</text:p>
          </table:table-cell>
          <table:table-cell table:style-name="Benchmark.A2" office:value-type="string">
            <text:p text:style-name="P39">5.484</text:p>
          </table:table-cell>
          <table:table-cell table:style-name="Benchmark.A2" office:value-type="string">
            <text:p text:style-name="P39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39">0.671</text:p>
          </table:table-cell>
          <table:table-cell table:style-name="Benchmark.A2" office:value-type="string">
            <text:p text:style-name="P39">0.891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1</text:p>
          </table:table-cell>
          <table:table-cell table:style-name="Benchmark.A2" office:value-type="string">
            <text:p text:style-name="P39">Big</text:p>
          </table:table-cell>
          <table:table-cell table:style-name="Benchmark.A2" office:value-type="string">
            <text:p text:style-name="P40">39.543</text:p>
          </table:table-cell>
          <table:table-cell table:style-name="Benchmark.A2" office:value-type="string">
            <text:p text:style-name="P41">-</text:p>
          </table:table-cell>
          <table:table-cell table:style-name="Benchmark.A2" office:value-type="string">
            <text:p text:style-name="P45">0.596</text:p>
          </table:table-cell>
          <table:table-cell table:style-name="Benchmark.A2" office:value-type="string">
            <text:p text:style-name="P45">0.891</text:p>
          </table:table-cell>
          <table:table-cell table:style-name="Benchmark.G2" table:number-rows-spanned="2" office:value-type="string">
            <text:p text:style-name="P45">Eliminate bitpack_getu() for opcode 0-12</text:p>
          </table:table-cell>
        </table:table-row>
        <table:table-row>
          <table:covered-table-cell/>
          <table:table-cell table:style-name="Benchmark.A2" office:value-type="string">
            <text:p text:style-name="P39">Small</text:p>
          </table:table-cell>
          <table:table-cell table:style-name="Benchmark.A2" office:value-type="string">
            <text:p text:style-name="P42">4.976</text:p>
          </table:table-cell>
          <table:table-cell table:style-name="Benchmark.A2" office:value-type="string">
            <text:p text:style-name="P43">53,521,922,710</text:p>
          </table:table-cell>
          <table:table-cell table:style-name="Benchmark.A2" office:value-type="string">
            <text:p text:style-name="P42">0.609</text:p>
          </table:table-cell>
          <table:table-cell table:style-name="Benchmark.A2" office:value-type="string">
            <text:p text:style-name="P42">0.907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/>
          </table:table-cell>
          <table:table-cell table:style-name="Benchmark.A2" office:value-type="string">
            <text:p text:style-name="P44">Big</text:p>
          </table:table-cell>
          <table:table-cell table:style-name="Benchmark.A2" office:value-type="string">
            <text:p text:style-name="P44">37.555</text:p>
          </table:table-cell>
          <table:table-cell table:style-name="Benchmark.A2" office:value-type="string">
            <text:p text:style-name="P44">-</text:p>
          </table:table-cell>
          <table:table-cell table:style-name="Benchmark.A2" office:value-type="string">
            <text:p text:style-name="P44">0.567</text:p>
          </table:table-cell>
          <table:table-cell table:style-name="Benchmark.A2" office:value-type="string">
            <text:p text:style-name="P44">0.950</text:p>
          </table:table-cell>
          <table:table-cell table:style-name="Benchmark.G2" table:number-rows-spanned="2" office:value-type="string">
            <text:p text:style-name="P44">Eliminate bitpack_getu() for opcode 13</text:p>
          </table:table-cell>
        </table:table-row>
        <table:table-row>
          <table:covered-table-cell/>
          <table:table-cell table:style-name="Benchmark.A2" office:value-type="string">
            <text:p text:style-name="P44">Small</text:p>
          </table:table-cell>
          <table:table-cell table:style-name="Benchmark.A2" office:value-type="string">
            <text:p text:style-name="P44">4.661</text:p>
          </table:table-cell>
          <table:table-cell table:style-name="Benchmark.A2" office:value-type="string">
            <text:p text:style-name="P44">53,521,922,710</text:p>
          </table:table-cell>
          <table:table-cell table:style-name="Benchmark.A2" office:value-type="string">
            <text:p text:style-name="P44">0.571</text:p>
          </table:table-cell>
          <table:table-cell table:style-name="Benchmark.A2" office:value-type="string">
            <text:p text:style-name="P44">0.937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2</text:p>
          </table:table-cell>
          <table:table-cell table:style-name="Benchmark.A2" office:value-type="string">
            <text:p text:style-name="P44">Big</text:p>
          </table:table-cell>
          <table:table-cell table:style-name="Benchmark.A2" office:value-type="string">
            <text:p text:style-name="P46">33.805</text:p>
          </table:table-cell>
          <table:table-cell table:style-name="Benchmark.A2" office:value-type="string">
            <text:p text:style-name="P41">-</text:p>
          </table:table-cell>
          <table:table-cell table:style-name="Benchmark.A2" office:value-type="string">
            <text:p text:style-name="P47">0.510</text:p>
          </table:table-cell>
          <table:table-cell table:style-name="Benchmark.A2" office:value-type="string">
            <text:p text:style-name="P83">0.900</text:p>
          </table:table-cell>
          <table:table-cell table:style-name="Benchmark.G2" table:number-rows-spanned="2" office:value-type="string">
            <text:p text:style-name="P47">Eliminate the use of progCounter functions</text:p>
          </table:table-cell>
        </table:table-row>
        <table:table-row>
          <table:covered-table-cell/>
          <table:table-cell table:style-name="Benchmark.A2" office:value-type="string">
            <text:p text:style-name="P44">Small</text:p>
          </table:table-cell>
          <table:table-cell table:style-name="Benchmark.A2" office:value-type="string">
            <text:p text:style-name="P48">4.241</text:p>
          </table:table-cell>
          <table:table-cell table:style-name="Benchmark.A2" office:value-type="string">
            <text:p text:style-name="P49">36,393,384,141</text:p>
          </table:table-cell>
          <table:table-cell table:style-name="Benchmark.A2" office:value-type="string">
            <text:p text:style-name="P50">0.519</text:p>
          </table:table-cell>
          <table:table-cell table:style-name="Benchmark.A2" office:value-type="string">
            <text:p text:style-name="P84">0.910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3</text:p>
          </table:table-cell>
          <table:table-cell table:style-name="Benchmark.A2" office:value-type="string">
            <text:p text:style-name="P38">Big</text:p>
          </table:table-cell>
          <table:table-cell table:style-name="Benchmark.A2" office:value-type="string">
            <text:p text:style-name="P51">29.184</text:p>
          </table:table-cell>
          <table:table-cell table:style-name="Benchmark.A2" office:value-type="string">
            <text:p text:style-name="P44">-</text:p>
          </table:table-cell>
          <table:table-cell table:style-name="Benchmark.A2" office:value-type="string">
            <text:p text:style-name="P52">0.440</text:p>
          </table:table-cell>
          <table:table-cell table:style-name="Benchmark.A2" office:value-type="string">
            <text:p text:style-name="P55">0.863</text:p>
          </table:table-cell>
          <table:table-cell table:style-name="Benchmark.G2" table:number-rows-spanned="2" office:value-type="string">
            <text:p text:style-name="P91">Changed the segment implementation from UArray to C-Array</text:p>
          </table:table-cell>
        </table:table-row>
        <table:table-row>
          <table:covered-table-cell/>
          <table:table-cell table:style-name="Benchmark.A2" office:value-type="string">
            <text:p text:style-name="P38">Small</text:p>
          </table:table-cell>
          <table:table-cell table:style-name="Benchmark.A2" office:value-type="string">
            <text:p text:style-name="P53">3.586</text:p>
          </table:table-cell>
          <table:table-cell table:style-name="Benchmark.A2" office:value-type="string">
            <text:p text:style-name="P54">31,043,724,017</text:p>
          </table:table-cell>
          <table:table-cell table:style-name="Benchmark.A2" office:value-type="string">
            <text:p text:style-name="P55">0.439</text:p>
          </table:table-cell>
          <table:table-cell table:style-name="Benchmark.A2" office:value-type="string">
            <text:p text:style-name="P85">0.846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4</text:p>
          </table:table-cell>
          <table:table-cell table:style-name="Benchmark.A2" office:value-type="string">
            <text:p text:style-name="P39">Big</text:p>
          </table:table-cell>
          <table:table-cell table:style-name="Benchmark.A2" office:value-type="string">
            <text:p text:style-name="P56">24.006</text:p>
          </table:table-cell>
          <table:table-cell table:style-name="Benchmark.A2" office:value-type="string">
            <text:p text:style-name="P41">-</text:p>
          </table:table-cell>
          <table:table-cell table:style-name="Benchmark.A2" office:value-type="string">
            <text:p text:style-name="P56">0.362</text:p>
          </table:table-cell>
          <table:table-cell table:style-name="Benchmark.A2" office:value-type="string">
            <text:p text:style-name="P56">0.823</text:p>
          </table:table-cell>
          <table:table-cell table:style-name="Benchmark.G2" table:number-rows-spanned="2" office:value-type="string">
            <text:p text:style-name="P92">Change the register implementation from <text:soft-page-break/>Uarray to C-Array</text:p>
          </table:table-cell>
        </table:table-row>
        <table:table-row>
          <table:covered-table-cell/>
          <table:table-cell table:style-name="Benchmark.A2" office:value-type="string">
            <text:p text:style-name="P39">Small</text:p>
          </table:table-cell>
          <table:table-cell table:style-name="Benchmark.A2" office:value-type="string">
            <text:p text:style-name="P57">3.048</text:p>
          </table:table-cell>
          <table:table-cell table:style-name="Benchmark.A2" office:value-type="string">
            <text:p text:style-name="P58">26,460,977,863</text:p>
          </table:table-cell>
          <table:table-cell table:style-name="Benchmark.A2" office:value-type="string">
            <text:p text:style-name="P57">0.373</text:p>
          </table:table-cell>
          <table:table-cell table:style-name="Benchmark.A2" office:value-type="string">
            <text:p text:style-name="P57">0.850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5</text:p>
          </table:table-cell>
          <table:table-cell table:style-name="Benchmark.A2" office:value-type="string">
            <text:p text:style-name="P39">Big</text:p>
          </table:table-cell>
          <table:table-cell table:style-name="Benchmark.A2" office:value-type="string">
            <text:p text:style-name="P59">22.349</text:p>
          </table:table-cell>
          <table:table-cell table:style-name="Benchmark.A2" office:value-type="string">
            <text:p text:style-name="P60"/>
          </table:table-cell>
          <table:table-cell table:style-name="Benchmark.A2" office:value-type="string">
            <text:p text:style-name="P59">0.337</text:p>
          </table:table-cell>
          <table:table-cell table:style-name="Benchmark.A2" office:value-type="string">
            <text:p text:style-name="P59">0.931</text:p>
          </table:table-cell>
          <table:table-cell table:style-name="Benchmark.G2" table:number-rows-spanned="2" office:value-type="string">
            <text:p text:style-name="P60">Replace register_get() and register_put() with direct c-array access</text:p>
          </table:table-cell>
        </table:table-row>
        <table:table-row>
          <table:covered-table-cell/>
          <table:table-cell table:style-name="Benchmark.A2" office:value-type="string">
            <text:p text:style-name="P39">Small</text:p>
          </table:table-cell>
          <table:table-cell table:style-name="Benchmark.A2" office:value-type="string">
            <text:p text:style-name="P61">2.839</text:p>
          </table:table-cell>
          <table:table-cell table:style-name="Benchmark.A2" office:value-type="string">
            <text:p text:style-name="P62">23,443,685,796</text:p>
          </table:table-cell>
          <table:table-cell table:style-name="Benchmark.A2" office:value-type="string">
            <text:p text:style-name="P59">0.347</text:p>
          </table:table-cell>
          <table:table-cell table:style-name="Benchmark.A2" office:value-type="string">
            <text:p text:style-name="P59">0.931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6</text:p>
          </table:table-cell>
          <table:table-cell table:style-name="Benchmark.A2" office:value-type="string">
            <text:p text:style-name="P39">Big</text:p>
          </table:table-cell>
          <table:table-cell table:style-name="Benchmark.A2" office:value-type="string">
            <text:p text:style-name="P63">17.085</text:p>
          </table:table-cell>
          <table:table-cell table:style-name="Benchmark.A2" office:value-type="string">
            <text:p text:style-name="P41">-</text:p>
          </table:table-cell>
          <table:table-cell table:style-name="Benchmark.A2" office:value-type="string">
            <text:p text:style-name="P63">0.258</text:p>
          </table:table-cell>
          <table:table-cell table:style-name="Benchmark.A2" office:value-type="string">
            <text:p text:style-name="P63">0.764</text:p>
          </table:table-cell>
          <table:table-cell table:style-name="Benchmark.G2" table:number-rows-spanned="2" office:value-type="string">
            <text:p text:style-name="P60"><text:bookmark-start text:name="__DdeLink__575_198656817"/>Replace segment_isEmpty() with direct access<text:bookmark-end text:name="__DdeLink__575_198656817"/></text:p>
          </table:table-cell>
        </table:table-row>
        <table:table-row>
          <table:covered-table-cell/>
          <table:table-cell table:style-name="Benchmark.A2" office:value-type="string">
            <text:p text:style-name="P39">Small</text:p>
          </table:table-cell>
          <table:table-cell table:style-name="Benchmark.A2" office:value-type="string">
            <text:p text:style-name="P63">2.170</text:p>
          </table:table-cell>
          <table:table-cell table:style-name="Benchmark.A2" office:value-type="string">
            <text:p text:style-name="P64">18,313,839,202</text:p>
          </table:table-cell>
          <table:table-cell table:style-name="Benchmark.A2" office:value-type="string">
            <text:p text:style-name="P63">0.265</text:p>
          </table:table-cell>
          <table:table-cell table:style-name="Benchmark.A2" office:value-type="string">
            <text:p text:style-name="P63">0.764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7</text:p>
          </table:table-cell>
          <table:table-cell table:style-name="Benchmark.A2" office:value-type="string">
            <text:p text:style-name="P44">Big</text:p>
          </table:table-cell>
          <table:table-cell table:style-name="Benchmark.A2" office:value-type="string">
            <text:p text:style-name="P65">10.130</text:p>
          </table:table-cell>
          <table:table-cell table:style-name="Benchmark.A2" office:value-type="string">
            <text:p text:style-name="P44">-</text:p>
          </table:table-cell>
          <table:table-cell table:style-name="Benchmark.A2" office:value-type="string">
            <text:p text:style-name="P66">0.153</text:p>
          </table:table-cell>
          <table:table-cell table:style-name="Benchmark.A2" office:value-type="string">
            <text:p text:style-name="P86">0.593</text:p>
          </table:table-cell>
          <table:table-cell table:style-name="Benchmark.G2" table:number-rows-spanned="2" office:value-type="string">
            <text:p text:style-name="P60">Replace segment_length() with direct access</text:p>
          </table:table-cell>
        </table:table-row>
        <table:table-row>
          <table:covered-table-cell/>
          <table:table-cell table:style-name="Benchmark.A2" office:value-type="string">
            <text:p text:style-name="P44">Small</text:p>
          </table:table-cell>
          <table:table-cell table:style-name="Benchmark.A2" office:value-type="string">
            <text:p text:style-name="P67">1.339</text:p>
          </table:table-cell>
          <table:table-cell table:style-name="Benchmark.A2" office:value-type="string">
            <text:p text:style-name="P68">8,897,436,767</text:p>
          </table:table-cell>
          <table:table-cell table:style-name="Benchmark.A2" office:value-type="string">
            <text:p text:style-name="P66">0.164</text:p>
          </table:table-cell>
          <table:table-cell table:style-name="Benchmark.A2" office:value-type="string">
            <text:p text:style-name="P66">0.617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8</text:p>
          </table:table-cell>
          <table:table-cell table:style-name="Benchmark.A2" office:value-type="string">
            <text:p text:style-name="P44">Big</text:p>
          </table:table-cell>
          <table:table-cell table:style-name="Benchmark.A2" office:value-type="string">
            <text:p text:style-name="P69">9.772</text:p>
          </table:table-cell>
          <table:table-cell table:style-name="Benchmark.A2" office:value-type="string">
            <text:p text:style-name="P41">-</text:p>
          </table:table-cell>
          <table:table-cell table:style-name="Benchmark.A2" office:value-type="string">
            <text:p text:style-name="P70">0.147</text:p>
          </table:table-cell>
          <table:table-cell table:style-name="Benchmark.A2" office:value-type="string">
            <text:p text:style-name="P87">0.965</text:p>
          </table:table-cell>
          <table:table-cell table:style-name="Benchmark.G2" table:number-rows-spanned="2" office:value-type="string">
            <text:p text:style-name="P93">Replace segment_get with direct memory access</text:p>
          </table:table-cell>
        </table:table-row>
        <table:table-row>
          <table:covered-table-cell/>
          <table:table-cell table:style-name="Benchmark.A2" office:value-type="string">
            <text:p text:style-name="P44">Small</text:p>
          </table:table-cell>
          <table:table-cell table:style-name="Benchmark.A2" office:value-type="string">
            <text:p text:style-name="P69">1.262</text:p>
          </table:table-cell>
          <table:table-cell table:style-name="Benchmark.A2" office:value-type="string">
            <text:p text:style-name="P71">8,609,926,252</text:p>
          </table:table-cell>
          <table:table-cell table:style-name="Benchmark.A2" office:value-type="string">
            <text:p text:style-name="P72">0.154</text:p>
          </table:table-cell>
          <table:table-cell table:style-name="Benchmark.A2" office:value-type="string">
            <text:p text:style-name="P88">0.942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9</text:p>
          </table:table-cell>
          <table:table-cell table:style-name="Benchmark.A2" office:value-type="string">
            <text:p text:style-name="P44">Big</text:p>
          </table:table-cell>
          <table:table-cell table:style-name="Benchmark.A2" office:value-type="string">
            <text:p text:style-name="P73">5.673</text:p>
          </table:table-cell>
          <table:table-cell table:style-name="Benchmark.A2" office:value-type="string">
            <text:p text:style-name="P44">-</text:p>
          </table:table-cell>
          <table:table-cell table:style-name="Benchmark.A2" office:value-type="string">
            <text:p text:style-name="P74">0.086</text:p>
          </table:table-cell>
          <table:table-cell table:style-name="Benchmark.A2" office:value-type="string">
            <text:p text:style-name="P74">0.581</text:p>
          </table:table-cell>
          <table:table-cell table:style-name="Benchmark.G2" table:number-rows-spanned="2" office:value-type="string">
            <text:p text:style-name="P74">Store segment 0 separately as an array</text:p>
          </table:table-cell>
        </table:table-row>
        <table:table-row>
          <table:covered-table-cell/>
          <table:table-cell table:style-name="Benchmark.A2" office:value-type="string">
            <text:p text:style-name="P44">Small</text:p>
          </table:table-cell>
          <table:table-cell table:style-name="Benchmark.A2" office:value-type="string">
            <text:p text:style-name="P74">0.742</text:p>
          </table:table-cell>
          <table:table-cell table:style-name="Benchmark.A2" office:value-type="string">
            <text:p text:style-name="P75">5,677,025,661</text:p>
          </table:table-cell>
          <table:table-cell table:style-name="Benchmark.A2" office:value-type="string">
            <text:p text:style-name="P74">0.091</text:p>
          </table:table-cell>
          <table:table-cell table:style-name="Benchmark.A2" office:value-type="string">
            <text:p text:style-name="P74">0.588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10</text:p>
          </table:table-cell>
          <table:table-cell table:style-name="Benchmark.A2" office:value-type="string">
            <text:p text:style-name="P44">Big</text:p>
          </table:table-cell>
          <table:table-cell table:style-name="Benchmark.A2" office:value-type="string">
            <text:p text:style-name="P76">4.035</text:p>
          </table:table-cell>
          <table:table-cell table:style-name="Benchmark.A2" office:value-type="string">
            <text:p text:style-name="P41">-</text:p>
          </table:table-cell>
          <table:table-cell table:style-name="Benchmark.A2" office:value-type="string">
            <text:p text:style-name="P77">0.061</text:p>
          </table:table-cell>
          <table:table-cell table:style-name="Benchmark.A2" office:value-type="string">
            <text:p text:style-name="P73">0.711</text:p>
          </table:table-cell>
          <table:table-cell table:style-name="Benchmark.G2" table:number-rows-spanned="2" office:value-type="string">
            <text:p text:style-name="P94">Replace Hanson's uarray implementation to carray implementation for main memory</text:p>
          </table:table-cell>
        </table:table-row>
        <table:table-row>
          <table:covered-table-cell/>
          <table:table-cell table:style-name="Benchmark.A2" office:value-type="string">
            <text:p text:style-name="P44">Small</text:p>
          </table:table-cell>
          <table:table-cell table:style-name="Benchmark.A2" office:value-type="string">
            <text:p text:style-name="P78">0.440</text:p>
          </table:table-cell>
          <table:table-cell table:style-name="Benchmark.A2" office:value-type="string">
            <text:p text:style-name="P79">3,548,948,276</text:p>
          </table:table-cell>
          <table:table-cell table:style-name="Benchmark.A2" office:value-type="string">
            <text:p text:style-name="P80">0.054</text:p>
          </table:table-cell>
          <table:table-cell table:style-name="Benchmark.A2" office:value-type="string">
            <text:p text:style-name="P89">0.593</text:p>
          </table:table-cell>
          <table:covered-table-cell/>
        </table:table-row>
        <table:table-row>
          <table:table-cell table:style-name="Benchmark.A2" table:number-rows-spanned="2" office:value-type="string">
            <text:p text:style-name="P99">11</text:p>
          </table:table-cell>
          <table:table-cell table:style-name="Benchmark.A2" office:value-type="string">
            <text:p text:style-name="P44">Big</text:p>
          </table:table-cell>
          <table:table-cell table:style-name="Benchmark.A2" office:value-type="string">
            <text:p text:style-name="P81">3.803</text:p>
          </table:table-cell>
          <table:table-cell table:style-name="Benchmark.A2" office:value-type="string">
            <text:p text:style-name="P44">-</text:p>
          </table:table-cell>
          <table:table-cell table:style-name="Benchmark.A2" office:value-type="string">
            <text:p text:style-name="P82">0.0573</text:p>
          </table:table-cell>
          <table:table-cell table:style-name="Benchmark.A2" office:value-type="string">
            <text:p text:style-name="P90">0.943</text:p>
          </table:table-cell>
          <table:table-cell table:style-name="Benchmark.G2" table:number-rows-spanned="2" office:value-type="string">
            <text:p text:style-name="P95">Replace Hanson stack implementation with Carray stack implementation. This is used in the unmapped ID stack in the memory.</text:p>
          </table:table-cell>
        </table:table-row>
        <table:table-row>
          <table:covered-table-cell/>
          <table:table-cell table:style-name="Benchmark.A2" office:value-type="string">
            <text:p text:style-name="P12">Small</text:p>
          </table:table-cell>
          <table:table-cell table:style-name="Benchmark.A2" office:value-type="string">
            <text:p text:style-name="P33">0.392</text:p>
          </table:table-cell>
          <table:table-cell table:style-name="Benchmark.A2" office:value-type="string">
            <text:p text:style-name="P36">3,171,475,895</text:p>
          </table:table-cell>
          <table:table-cell table:style-name="Benchmark.A2" office:value-type="string">
            <text:p text:style-name="P35">0.0480</text:p>
          </table:table-cell>
          <table:table-cell table:style-name="Benchmark.A2" office:value-type="string">
            <text:p text:style-name="P34">0.890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Notes on Valgrind runs:</text:p>
      <text:p text:style-name="P19"/>
      <text:p text:style-name="P21">First Valgrind run:</text:p>
      <text:p text:style-name="P32"><text:tab/>callgrind.out.11602</text:p>
      <text:p text:style-name="P2">First Improvement:</text:p>
      <text:p text:style-name="P2">We noticed that a lot of time is spent in Bitpack_getu, </text:p>
      <text:p text:style-name="P2"/>
      <text:p text:style-name="P3">Second Valgrind run:</text:p>
      <text:p text:style-name="P32"><text:tab/>callgrind.out.4590</text:p>
      <text:p text:style-name="P4">We noticed that Uarray_at takes up a lot of of time, with 26.88%. So we decide to change the segment implementation from Uarray to CArray</text:p>
      <text:p text:style-name="P4"/>
      <text:p text:style-name="P5"><text:span text:style-name="T1">Third Valgrind run</text:span>:</text:p>
      <text:p text:style-name="P32"><text:tab/>callgrind.out.8410</text:p>
      <text:p text:style-name="P7">We noticed that Uarray_at still takes a lot of time so we decided to change the register implementation from Uarray to Carray too.</text:p>
      <text:p text:style-name="P5"/>
      <text:p text:style-name="P22">Forth Valgrind run:</text:p>
      <text:p text:style-name="P32"><text:tab/>callgrind.out.9929</text:p>
      <text:p text:style-name="P7">We noticed that register_get() and register_put() take a significant time to run. So we decided to replace these functions with direct memory access/</text:p>
      <text:p text:style-name="P6"/>
      <text:p text:style-name="P23">Fifth Valgrind run:</text:p>
      <text:p text:style-name="P32"><text:tab/>callgrind.out.11023</text:p>
      <text:p text:style-name="P7">We noticed that Segment_isEmpty takes a lot of time. Hence we decided to replace the function with direct memory access from the memory</text:p>
      <text:p text:style-name="P7"/>
      <text:p text:style-name="P24">Sixth Valgrind run:</text:p>
      <text:p text:style-name="P32"><text:tab/>callgrind.out.11575</text:p>
      <text:p text:style-name="P8">We noticed that Segment_length takes a lot of time.</text:p>
      <text:p text:style-name="P8"/>
      <text:p text:style-name="P25">Seventh Valgrind run:</text:p>
      <text:p text:style-name="P32"><text:tab/>callgrind.out.5773</text:p>
      <text:p text:style-name="P10">We noticed that segment_get still takes up a big portion of the running time. We will try to remove segment_get as well.</text:p>
      <text:p text:style-name="P9"/>
      <text:p text:style-name="P26">Eighth Valgrind run:</text:p>
      <text:p text:style-name="P32"><text:tab/>callgrind.out.6734</text:p>
      <text:p text:style-name="P11">We noticed that Uarray_get() takes up a lot of time. Thus, we are removing segment 0 from the Uarray so that the program can call it less.</text:p>
      <text:p text:style-name="P11"/>
      <text:p text:style-name="P27">Ninth Valgrind run:</text:p>
      <text:p text:style-name="P32"><text:tab/>callgrind.out.3257</text:p>
      <text:p text:style-name="P15">We noticed that the main memory still use Hanson's Uarray implementation and that takes a lot of time. We decided to replace it with Carray.</text:p>
      <text:p text:style-name="P11"/>
      <text:p text:style-name="P28">Tenth Valgrind run:</text:p>
      <text:p text:style-name="P32"><text:tab/>callgrind.out.4175</text:p>
      <text:p text:style-name="P14">We noticed that everything has been squashed down to minimal (both instruction-wise and visually on <text:soft-page-break/>kcachegrind) to give space to just our main functions such as execute, segment_load, segment_store, etc.</text:p>
      <text:p text:style-name="P14"/>
      <text:p text:style-name="P14">However, we also noticed that we still use stack from Hanson and that takes up a significant portion of time. We decide to replace it with our own implemented stack.</text:p>
      <text:p text:style-name="P14"/>
      <text:p text:style-name="P29">Eleventh Valgrind run:</text:p>
      <text:p text:style-name="P16"><text:tab/>callgrind.out.8102</text:p>
      <text:p text:style-name="P31">We noticed that there is no more Hanson codes in the final version. All of the functions shows up are functions defined as part of the UM machi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5T13:31:52</dc:date>
    <dc:creator>Sartrapat Saengcharoentrakul</dc:creator>
    <meta:editing-duration>PT10H59M40S</meta:editing-duration>
    <meta:editing-cycles>108</meta:editing-cycles>
    <meta:generator>LibreOffice/4.0.4.2$Linux_X86_64 LibreOffice_project/400m0$Build-2</meta:generator>
    <meta:document-statistic meta:table-count="1" meta:image-count="0" meta:object-count="0" meta:page-count="4" meta:paragraph-count="225" meta:word-count="652" meta:character-count="3999" meta:non-whitespace-character-count="3554"/>
  </office:meta>
</office:document-meta>
</file>